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fba" officeooo:paragraph-rsid="000f7fba"/>
    </style:style>
    <style:style style:name="P2" style:family="paragraph" style:parent-style-name="Standard">
      <style:text-properties officeooo:rsid="000f9fd2" officeooo:paragraph-rsid="000f9fd2"/>
    </style:style>
    <style:style style:name="P3" style:family="paragraph" style:parent-style-name="Standard">
      <style:text-properties officeooo:rsid="000f9fd2" officeooo:paragraph-rsid="000fb95c"/>
    </style:style>
    <style:style style:name="P4" style:family="paragraph" style:parent-style-name="Standard">
      <style:text-properties officeooo:rsid="000f9fd2" officeooo:paragraph-rsid="0010a575"/>
    </style:style>
    <style:style style:name="P5" style:family="paragraph" style:parent-style-name="Standard">
      <style:text-properties officeooo:rsid="000fb95c" officeooo:paragraph-rsid="000fb95c"/>
    </style:style>
    <style:style style:name="P6" style:family="paragraph" style:parent-style-name="Standard">
      <style:text-properties officeooo:rsid="0010a575" officeooo:paragraph-rsid="0010a575"/>
    </style:style>
    <style:style style:name="T1" style:family="text">
      <style:text-properties officeooo:rsid="000f7fba"/>
    </style:style>
    <style:style style:name="T2" style:family="text">
      <style:text-properties officeooo:rsid="000f9fd2"/>
    </style:style>
    <style:style style:name="T3" style:family="text">
      <style:text-properties officeooo:rsid="000fb95c"/>
    </style:style>
    <style:style style:name="T4" style:family="text">
      <style:text-properties officeooo:rsid="0010a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# <text:span text:style-name="T1">Bài tập về mảng</text:span></text:p>
      <text:p text:style-name="Standard"/>
      <text:p text:style-name="P1">Bài 1:</text:p>
      <text:p text:style-name="P1">Viết hàm để nhập các phần tử cho mảng 1 chiều.</text:p>
      <text:p text:style-name="P1"/>
      <text:p text:style-name="P1">Bài 2:</text:p>
      <text:p text:style-name="P1">Viết hàm để in ra các phần tử trong mảng 1 chiều.</text:p>
      <text:p text:style-name="P1"><text:line-break/>Bài 3:</text:p>
      <text:p text:style-name="P1">Viết hàm tính tổng các phần tử trong mảng 1 chiều.</text:p>
      <text:p text:style-name="P1"/>
      <text:p text:style-name="P1">Bài 4:</text:p>
      <text:p text:style-name="P1">Viết hàm tìm số lớn nhất, nhỏ nhất, vị trí số lớn nhất, vị trí số nhỏ nhất trong mảng 1 chiều. Mỗi 1 ý là 1 hàm.</text:p>
      <text:p text:style-name="P1"/>
      <text:p text:style-name="P1">Bài 5:</text:p>
      <text:p text:style-name="P1">Viết hàm đảo ngược các phần tử trong mảng 1 chiều.</text:p>
      <text:p text:style-name="P1"/>
      <text:p text:style-name="P1">Bài 6:</text:p>
      <text:p text:style-name="P1">Viết hàm tìm vị trí của số nào đó trong 1 dãy số. Nếu không tìm được tìm in ra “Không có”.</text:p>
      <text:p text:style-name="P1">Ví dụ: <text:span text:style-name="T2">Tìm vị trí của số 4 trong dãy số 3, 5, 4, 5, 6. Thì in ra 3. </text:span><text:s/></text:p>
      <text:p text:style-name="P1"><text:s text:c="2"/></text:p>
      <text:p text:style-name="P1">Bài 7: </text:p>
      <text:p text:style-name="P2">Viết hàm sắp xếp các phần tử trong mảng 1 chiều theo thứ tự tăng dần, giảm dần. Mỗi 1 ý viết 1 hàm.</text:p>
      <text:p text:style-name="P2"/>
      <text:p text:style-name="P2">Bài 8:</text:p>
      <text:p text:style-name="P4">Viết hàm thêm 1 phần từ vào vị trí nào đó trong <text:span text:style-name="T3">1 dãy số.</text:span></text:p>
      <text:p text:style-name="P4"><text:span text:style-name="T4">ví dụ: <text:s/>có 1 dãy số {1,2,3,4,5}. Thêm số 3 vào vị trí 5. Sau khi thêm dãy số là {1,2,3,4,3,5}. </text:span></text:p>
      <text:p text:style-name="P3"/>
      <text:p text:style-name="P3"><text:span text:style-name="T3">Bài 9:</text:span></text:p>
      <text:p text:style-name="P3"><text:span text:style-name="T3">Viết hàm xóa 1 số trong mảng 1 chiều.</text:span> </text:p>
      <text:p text:style-name="P6">ví dụ: 1 dãy số {1,2,3,5,2,3}. Xóa số 2. Sau khi xóa dãy số là {1,3,5,3}</text:p>
      <text:p text:style-name="P3"/>
      <text:p text:style-name="P5">Bài 10:</text:p>
      <text:p text:style-name="P5">Viết hàm in ra theo thứ tự như sau: in tất cả các phần tử là số lẻ, tiếp đến là các phần từ bằng 0, cuối cùng in ra các phần tử là số chẵn.</text:p>
      <text:p text:style-name="P5"/>
      <text:p text:style-name="P5">Bài 11:</text:p>
      <text:p text:style-name="P5">Viết hàm gộp 2 mảng 1 chiều <text:s/>lại làm 1. </text:p>
      <text:p text:style-name="P5"/>
      <text:p text:style-name="P5">Bài 12:</text:p>
      <text:p text:style-name="P5">Viết hàm gộp 2 mảng làm 1 theo kiểu xen kẽ. Nếu sau khi xen kẽ xong mà 1 mảng vẫn còn phần tử thì để các phần tử đó vào cuối mảng đã được gộp.</text:p>
      <text:p text:style-name="P5">ví dụ 1: {1,2,3} và {a,b,c}. Sau khi dùng hàm xong sẽ thành {1, a, 2, b, 3, c}.</text:p>
      <text:p text:style-name="P5">ví dụ 2: {1,2,3,4} và {a,b}. Sau khi dùng hàm xong sẽ thành {1, a, 2, b, 3, 4}</text:p>
      <text:p text:style-name="P5"/>
      <text:p text:style-name="P5">.<text:span text:style-name="T4">Bài 13:</text:span></text:p>
      <text:p text:style-name="P6">Viết hàm in ra dãy số có tổng bằng N. N là số nhập và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3:31:30.857757332</meta:creation-date>
    <dc:date>2019-03-18T00:10:07.898197466</dc:date>
    <meta:editing-duration>PT7M54S</meta:editing-duration>
    <meta:editing-cycles>1</meta:editing-cycles>
    <meta:document-statistic meta:table-count="0" meta:image-count="0" meta:object-count="0" meta:page-count="1" meta:paragraph-count="33" meta:word-count="366" meta:character-count="1466" meta:non-whitespace-character-count="1121"/>
    <meta:generator>LibreOffice/5.1.6.2$Linux_X86_64 LibreOffice_project/10m0$Build-2</meta:generator>
  </office:meta>
</office:document-meta>
</file>